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in" fo:margin-bottom="0in" loext:contextual-spacing="false" fo:text-align="justify" style:justify-single-word="false" style:writing-mode="page"/>
      <style:text-properties style:font-name="arial" fo:font-size="14pt" fo:font-weight="bold" officeooo:rsid="0048a4c0" officeooo:paragraph-rsid="0048a4c0" style:font-size-asian="14pt" style:font-weight-asian="bold" style:font-size-complex="14pt" style:font-weight-complex="bold"/>
    </style:style>
    <style:style style:name="P2" style:family="paragraph" style:parent-style-name="Standard">
      <style:paragraph-properties fo:margin-top="0.1in" fo:margin-bottom="0in" loext:contextual-spacing="false" fo:text-align="justify" style:justify-single-word="false" style:writing-mode="page"/>
      <style:text-properties style:font-name="arial" fo:font-size="14pt" fo:font-weight="bold" officeooo:rsid="0054c0c4" officeooo:paragraph-rsid="0054c0c4" style:font-size-asian="14pt" style:font-weight-asian="bold" style:font-size-complex="14pt" style:font-weight-complex="bold"/>
    </style:style>
    <style:style style:name="P3" style:family="paragraph" style:parent-style-name="Standard">
      <style:paragraph-properties fo:margin-top="0.1in" fo:margin-bottom="0in" loext:contextual-spacing="false" fo:text-align="justify" style:justify-single-word="false" style:writing-mode="page"/>
      <style:text-properties style:font-name="arial" fo:font-size="16pt" fo:font-weight="bold" officeooo:rsid="001df6c6" officeooo:paragraph-rsid="001df6c6" style:font-size-asian="16pt" style:font-weight-asian="bold" style:font-size-complex="16pt" style:font-weight-complex="bold"/>
    </style:style>
    <style:style style:name="P4" style:family="paragraph" style:parent-style-name="Standard">
      <style:paragraph-properties fo:margin-top="0.1in" fo:margin-bottom="0in" loext:contextual-spacing="false" fo:text-align="justify" style:justify-single-word="false" style:writing-mode="page"/>
      <style:text-properties style:font-name="arial" officeooo:rsid="001f63ff" officeooo:paragraph-rsid="001f63ff"/>
    </style:style>
    <style:style style:name="P5" style:family="paragraph" style:parent-style-name="Standard">
      <style:paragraph-properties fo:margin-top="0.1in" fo:margin-bottom="0in" loext:contextual-spacing="false" fo:text-align="justify" style:justify-single-word="false" style:writing-mode="page"/>
      <style:text-properties style:font-name="arial" officeooo:rsid="00241f76" officeooo:paragraph-rsid="00241f76"/>
    </style:style>
    <style:style style:name="P6" style:family="paragraph" style:parent-style-name="Standard">
      <style:paragraph-properties fo:margin-top="0.1in" fo:margin-bottom="0in" loext:contextual-spacing="false" fo:text-align="justify" style:justify-single-word="false" style:writing-mode="page"/>
      <style:text-properties style:font-name="arial" officeooo:rsid="002af989" officeooo:paragraph-rsid="003d4c0d"/>
    </style:style>
    <style:style style:name="P7" style:family="paragraph" style:parent-style-name="Standard">
      <style:paragraph-properties fo:margin-top="0.1in" fo:margin-bottom="0in" loext:contextual-spacing="false" fo:text-align="justify" style:justify-single-word="false" style:writing-mode="page"/>
      <style:text-properties style:font-name="arial" officeooo:rsid="002af989" officeooo:paragraph-rsid="003c30d5"/>
    </style:style>
    <style:style style:name="P8" style:family="paragraph" style:parent-style-name="Standard">
      <style:paragraph-properties fo:margin-top="0.1in" fo:margin-bottom="0in" loext:contextual-spacing="false" fo:text-align="justify" style:justify-single-word="false" style:writing-mode="page"/>
      <style:text-properties style:font-name="arial" officeooo:rsid="003d4c0d" officeooo:paragraph-rsid="003d4c0d"/>
    </style:style>
    <style:style style:name="P9" style:family="paragraph" style:parent-style-name="Standard" style:list-style-name="L1">
      <style:paragraph-properties fo:margin-top="0.1in" fo:margin-bottom="0in" loext:contextual-spacing="false" fo:text-align="justify" style:justify-single-word="false" style:writing-mode="page"/>
      <style:text-properties style:font-name="arial" officeooo:rsid="003d4c0d" officeooo:paragraph-rsid="003d4c0d"/>
    </style:style>
    <style:style style:name="P10" style:family="paragraph" style:parent-style-name="Standard">
      <style:paragraph-properties fo:margin-top="0.1in" fo:margin-bottom="0in" loext:contextual-spacing="false" fo:text-align="justify" style:justify-single-word="false" style:writing-mode="page"/>
      <style:text-properties style:font-name="arial" officeooo:rsid="002b3a24" officeooo:paragraph-rsid="002ea92c"/>
    </style:style>
    <style:style style:name="P11" style:family="paragraph" style:parent-style-name="Standard">
      <style:paragraph-properties fo:margin-top="0.1in" fo:margin-bottom="0in" loext:contextual-spacing="false" fo:text-align="justify" style:justify-single-word="false" style:writing-mode="page"/>
      <style:text-properties style:font-name="arial" officeooo:rsid="002fe094" officeooo:paragraph-rsid="002fe094"/>
    </style:style>
    <style:style style:name="P12" style:family="paragraph" style:parent-style-name="Standard">
      <style:paragraph-properties fo:margin-top="0.1in" fo:margin-bottom="0in" loext:contextual-spacing="false" fo:text-align="justify" style:justify-single-word="false" style:writing-mode="page"/>
      <style:text-properties style:font-name="arial" officeooo:rsid="00332be8" officeooo:paragraph-rsid="00332be8"/>
    </style:style>
    <style:style style:name="P13" style:family="paragraph" style:parent-style-name="Standard">
      <style:paragraph-properties fo:margin-top="0.1in" fo:margin-bottom="0in" loext:contextual-spacing="false" fo:text-align="justify" style:justify-single-word="false" style:writing-mode="page"/>
      <style:text-properties style:font-name="arial" officeooo:rsid="0036ca77" officeooo:paragraph-rsid="0036ca77"/>
    </style:style>
    <style:style style:name="P14" style:family="paragraph" style:parent-style-name="Standard">
      <style:paragraph-properties fo:margin-top="0.1in" fo:margin-bottom="0in" loext:contextual-spacing="false" fo:text-align="justify" style:justify-single-word="false" style:writing-mode="page"/>
      <style:text-properties style:font-name="arial" fo:font-style="italic" fo:font-weight="bold" officeooo:rsid="0039e5b6" officeooo:paragraph-rsid="0039e5b6" style:font-style-asian="italic" style:font-weight-asian="bold" style:font-style-complex="italic" style:font-weight-complex="bold"/>
    </style:style>
    <style:style style:name="P15" style:family="paragraph" style:parent-style-name="Standard">
      <style:paragraph-properties fo:margin-top="0.1in" fo:margin-bottom="0in" loext:contextual-spacing="false" fo:text-align="justify" style:justify-single-word="false" style:writing-mode="page"/>
      <style:text-properties style:font-name="arial" fo:font-style="italic" fo:font-weight="bold" officeooo:rsid="0039ef2a" officeooo:paragraph-rsid="0039ef2a" style:font-style-asian="italic" style:font-weight-asian="bold" style:font-style-complex="italic" style:font-weight-complex="bold"/>
    </style:style>
    <style:style style:name="P16" style:family="paragraph" style:parent-style-name="Standard">
      <style:paragraph-properties fo:margin-top="0.1in" fo:margin-bottom="0in" loext:contextual-spacing="false" fo:text-align="justify" style:justify-single-word="false" style:writing-mode="page"/>
      <style:text-properties style:font-name="arial" fo:font-style="italic" fo:font-weight="bold" officeooo:rsid="004273e0" officeooo:paragraph-rsid="0045f486" style:font-style-asian="italic" style:font-weight-asian="bold" style:font-style-complex="italic" style:font-weight-complex="bold"/>
    </style:style>
    <style:style style:name="P17" style:family="paragraph" style:parent-style-name="Standard">
      <style:paragraph-properties fo:margin-top="0.1in" fo:margin-bottom="0in" loext:contextual-spacing="false" fo:text-align="justify" style:justify-single-word="false" style:writing-mode="page"/>
      <style:text-properties style:font-name="arial" fo:font-style="italic" fo:font-weight="bold" officeooo:rsid="0048a4c0" officeooo:paragraph-rsid="0048a4c0" style:font-style-asian="italic" style:font-weight-asian="bold" style:font-style-complex="italic" style:font-weight-complex="bold"/>
    </style:style>
    <style:style style:name="P18" style:family="paragraph" style:parent-style-name="Standard">
      <style:paragraph-properties fo:margin-top="0.1in" fo:margin-bottom="0in" loext:contextual-spacing="false" fo:text-align="justify" style:justify-single-word="false" style:writing-mode="page"/>
      <style:text-properties style:font-name="arial" fo:font-style="italic" fo:font-weight="bold" officeooo:rsid="004a845a" officeooo:paragraph-rsid="004e3486" style:font-style-asian="italic" style:font-weight-asian="bold" style:font-style-complex="italic" style:font-weight-complex="bold"/>
    </style:style>
    <style:style style:name="P19" style:family="paragraph" style:parent-style-name="Standard">
      <style:paragraph-properties fo:margin-top="0.1in" fo:margin-bottom="0in" loext:contextual-spacing="false" fo:text-align="justify" style:justify-single-word="false" style:writing-mode="page"/>
      <style:text-properties style:font-name="arial" fo:font-style="italic" fo:font-weight="bold" officeooo:rsid="005043e3" officeooo:paragraph-rsid="005043e3" style:font-style-asian="italic" style:font-weight-asian="bold" style:font-style-complex="italic" style:font-weight-complex="bold"/>
    </style:style>
    <style:style style:name="P20" style:family="paragraph" style:parent-style-name="Standard">
      <style:paragraph-properties fo:margin-top="0.1in" fo:margin-bottom="0in" loext:contextual-spacing="false" fo:text-align="justify" style:justify-single-word="false" style:writing-mode="page"/>
      <style:text-properties style:font-name="arial" officeooo:rsid="0039e5b6" officeooo:paragraph-rsid="0039e5b6"/>
    </style:style>
    <style:style style:name="P21" style:family="paragraph" style:parent-style-name="Standard">
      <style:paragraph-properties fo:margin-top="0.1in" fo:margin-bottom="0in" loext:contextual-spacing="false" fo:text-align="justify" style:justify-single-word="false" style:writing-mode="page"/>
      <style:text-properties style:font-name="arial" officeooo:rsid="0039ef2a" officeooo:paragraph-rsid="0039ef2a"/>
    </style:style>
    <style:style style:name="P22" style:family="paragraph" style:parent-style-name="Standard">
      <style:paragraph-properties fo:margin-top="0.1in" fo:margin-bottom="0in" loext:contextual-spacing="false" fo:text-align="justify" style:justify-single-word="false" style:writing-mode="page"/>
      <style:text-properties style:font-name="arial" officeooo:rsid="004273e0" officeooo:paragraph-rsid="0039ef2a"/>
    </style:style>
    <style:style style:name="P23" style:family="paragraph" style:parent-style-name="Standard">
      <style:paragraph-properties fo:margin-top="0.1in" fo:margin-bottom="0in" loext:contextual-spacing="false" fo:text-align="justify" style:justify-single-word="false" style:writing-mode="page"/>
      <style:text-properties style:font-name="arial" officeooo:rsid="004273e0" officeooo:paragraph-rsid="0045f486"/>
    </style:style>
    <style:style style:name="P24" style:family="paragraph" style:parent-style-name="Standard">
      <style:paragraph-properties fo:margin-top="0.1in" fo:margin-bottom="0in" loext:contextual-spacing="false" fo:text-align="justify" style:justify-single-word="false" style:writing-mode="page"/>
      <style:text-properties style:font-name="arial" officeooo:rsid="004a2933" officeooo:paragraph-rsid="004a2933"/>
    </style:style>
    <style:style style:name="P25" style:family="paragraph" style:parent-style-name="Standard">
      <style:paragraph-properties fo:margin-top="0.1in" fo:margin-bottom="0in" loext:contextual-spacing="false" fo:text-align="justify" style:justify-single-word="false" style:writing-mode="page"/>
      <style:text-properties style:font-name="arial" officeooo:rsid="004a845a" officeooo:paragraph-rsid="004e3486"/>
    </style:style>
    <style:style style:name="P26" style:family="paragraph" style:parent-style-name="Standard">
      <style:paragraph-properties fo:margin-top="0.1in" fo:margin-bottom="0in" loext:contextual-spacing="false" fo:text-align="justify" style:justify-single-word="false" style:writing-mode="page"/>
      <style:text-properties style:font-name="arial" officeooo:rsid="005043e3" officeooo:paragraph-rsid="005043e3"/>
    </style:style>
    <style:style style:name="P27" style:family="paragraph" style:parent-style-name="Standard">
      <style:paragraph-properties fo:margin-top="0.1in" fo:margin-bottom="0in" loext:contextual-spacing="false" fo:text-align="justify" style:justify-single-word="false" style:writing-mode="page"/>
      <style:text-properties style:font-name="arial" officeooo:rsid="0054b0f4" officeooo:paragraph-rsid="0043f733"/>
    </style:style>
    <style:style style:name="P28" style:family="paragraph" style:parent-style-name="Standard">
      <style:paragraph-properties fo:margin-top="0.1in" fo:margin-bottom="0in" loext:contextual-spacing="false" fo:text-align="justify" style:justify-single-word="false" style:writing-mode="page"/>
      <style:text-properties style:font-name="arial" officeooo:rsid="0055ed5b" officeooo:paragraph-rsid="0055ed5b"/>
    </style:style>
    <style:style style:name="P29"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38cc0f" officeooo:paragraph-rsid="0038cc0f" style:font-size-asian="14pt" style:font-weight-asian="bold" style:font-size-complex="14pt" style:font-weight-complex="bold"/>
    </style:style>
    <style:style style:name="P30"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350d08" officeooo:paragraph-rsid="00350d08" style:font-size-asian="14pt" style:font-weight-asian="bold" style:font-size-complex="14pt" style:font-weight-complex="bold"/>
    </style:style>
    <style:style style:name="P31"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2b3a24" officeooo:paragraph-rsid="002b3a24" style:font-size-asian="14pt" style:font-weight-asian="bold" style:font-size-complex="14pt" style:font-weight-complex="bold"/>
    </style:style>
    <style:style style:name="P32"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2abeea" officeooo:paragraph-rsid="002abeea" style:font-size-asian="14pt" style:font-weight-asian="bold" style:font-size-complex="14pt" style:font-weight-complex="bold"/>
    </style:style>
    <style:style style:name="P33" style:family="paragraph" style:parent-style-name="Preformatted_20_Text">
      <style:paragraph-properties fo:margin-top="0.1in" fo:margin-bottom="0in" loext:contextual-spacing="false" fo:text-align="justify" style:justify-single-word="false" style:writing-mode="page"/>
      <style:text-properties fo:color="#000000" style:font-name="DejaVu Sans Mono" fo:font-size="9pt" officeooo:rsid="002b3a24" officeooo:paragraph-rsid="002ea92c"/>
    </style:style>
    <style:style style:name="P34" style:family="paragraph" style:parent-style-name="Preformatted_20_Text">
      <loext:graphic-properties draw:fill="solid" draw:fill-color="#ffffff" draw:opacity="100%"/>
      <style:paragraph-properties fo:margin-top="0.1in" fo:margin-bottom="0in" loext:contextual-spacing="false" fo:background-color="#ffffff" style:writing-mode="page"/>
      <style:text-properties fo:color="#000000"/>
    </style:style>
    <style:style style:name="T1" style:family="text">
      <style:text-properties officeooo:rsid="002058ee"/>
    </style:style>
    <style:style style:name="T2" style:family="text">
      <style:text-properties officeooo:rsid="0025d99c"/>
    </style:style>
    <style:style style:name="T3" style:family="text">
      <style:text-properties officeooo:rsid="002bfb92"/>
    </style:style>
    <style:style style:name="T4" style:family="text">
      <style:text-properties style:font-name="DejaVu Sans Mono" fo:font-size="9pt"/>
    </style:style>
    <style:style style:name="T5" style:family="text">
      <style:text-properties fo:color="#660e7a" style:font-name="DejaVu Sans Mono" fo:font-size="9pt" fo:font-style="italic" fo:font-weight="bold"/>
    </style:style>
    <style:style style:name="T6" style:family="text">
      <style:text-properties officeooo:rsid="0031cd3b"/>
    </style:style>
    <style:style style:name="T7" style:family="text">
      <style:text-properties officeooo:rsid="0037e79b"/>
    </style:style>
    <style:style style:name="T8" style:family="text">
      <style:text-properties officeooo:rsid="0039e5b6"/>
    </style:style>
    <style:style style:name="T9" style:family="text">
      <style:text-properties officeooo:rsid="003aa38d"/>
    </style:style>
    <style:style style:name="T10" style:family="text">
      <style:text-properties officeooo:rsid="003c30d5"/>
    </style:style>
    <style:style style:name="T11" style:family="text">
      <style:text-properties officeooo:rsid="003d4c0d"/>
    </style:style>
    <style:style style:name="T12" style:family="text">
      <style:text-properties officeooo:rsid="003d5302"/>
    </style:style>
    <style:style style:name="T13" style:family="text">
      <style:text-properties officeooo:rsid="003ec93d"/>
    </style:style>
    <style:style style:name="T14" style:family="text">
      <style:text-properties officeooo:rsid="0048a4c0"/>
    </style:style>
    <style:style style:name="T15" style:family="text">
      <style:text-properties officeooo:rsid="004e3486"/>
    </style:style>
    <style:style style:name="T16" style:family="text">
      <style:text-properties officeooo:rsid="005147ed"/>
    </style:style>
    <style:style style:name="T17" style:family="text">
      <style:text-properties officeooo:rsid="00544e69"/>
    </style:style>
    <style:style style:name="T18" style:family="text">
      <style:text-properties officeooo:rsid="0057d90c"/>
    </style:style>
    <style:style style:name="T19" style:family="text">
      <style:text-properties officeooo:rsid="00585c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agment</text:p>
      <text:p text:style-name="P4">Fragment là một phần UI trong activity. <text:span text:style-name="T1">Trong một activity, có thể gộp nhiều fragment lại với nhau để tạo ra multi-pane UI và tái sử dụng các fragment này trong nhiều activity. Có thể xem fragment giống một sub-activity, chiếm 1 phần layout của activity, có lifecycle riêng, tự xử lý các input event, và có thể được thêm vào hay thay thế khi activity đang chạy. </text:span></text:p>
      <text:p text:style-name="P32">Mục đích</text:p>
      <text:p text:style-name="P5">Fragment được tạo ra để giải quyết vấn đề kích thước màn hình khác nhau trong hệ sinh thái android, để tạo ra reponsive UI, đặc <text:span text:style-name="T2">biệt là cho tablet (fragment ra vào thời điểm honeycomb). Cơ bản là có thể thay thế fragment trong một activity và giữ trạng thái của fragment trong back stack trong activity đó. Ví dụ điển hình là ta có một danh sách, với mỗi phần tử trong danh sách ứng với một màn hình chi tiết. Nếu người dùng sử dụng điện thoại, hoặc tablet ở dạng đứng thì ta chỉ cần hiển thị danh sách, mỗi lần chọn phần tử sẽ mở ra màn hình mới (single-pane). Nhưng nếu người dùng sử dụng tablet thì việc hiển thị hợp lý nhất sẽ là một phần màn hình cho danh sách, một phần màn hình cho chi tiết của phần tử (dual-pane) và chỉ thay đổi phần chi tiết khi nhấn vào phần tử khác nhau trong danh sách.</text:span></text:p>
      <text:p text:style-name="P32">Lifecycle</text:p>
      <text:p text:style-name="P6">Fragment cũng sẽ có lifecycle riêng của nó, tương tự <text:span text:style-name="T11">như lifecycle của activity.</text:span></text:p>
      <text:p text:style-name="P7"><text:span text:style-name="T10">Lifecycle của fragment sẽ chịu ảnh hưởng của lifecycle của activity chứa chúng, ví dụ như nếu activity nhận onPause, thì mỗi fragment trong đó cũng sẽ nhận event onPause.</text:span> </text:p>
      <text:p text:style-name="P8">Ngoài ra fragment sẽ có thêm các event khác.</text:p>
      <text:list xml:id="list820628609249903827" text:style-name="L1">
        <text:list-item>
          <text:p text:style-name="P9">OnAttach: gọi khi fragment được gắn vào activity (tham số truyền vào là context của activity).</text:p>
        </text:list-item>
        <text:list-item>
          <text:p text:style-name="P9">OnCreateView: gọi khi hệ thống tạo UI cho fragment, <text:span text:style-name="T12">cơ bản là xử lý các vấn đề về view như inflate UI.</text:span></text:p>
        </text:list-item>
        <text:list-item>
          <text:p text:style-name="P9">OnActivityCreated: <text:span text:style-name="T12">gọi khi activity onCreate kết thúc và sau onCreatedView. </text:span></text:p>
        </text:list-item>
        <text:list-item>
          <text:p text:style-name="P9">OnDestroyView: <text:span text:style-name="T13">tương ứng onCreateView nhưng là hủy UI.</text:span></text:p>
        </text:list-item>
        <text:list-item>
          <text:p text:style-name="P9">OnDetach: <text:span text:style-name="T13">gọi fragment bị tách ra khỏi activity.</text:span></text:p>
        </text:list-item>
      </text:list>
      <text:p text:style-name="P31">Cách sử dụng</text:p>
      <text:p text:style-name="P10">Fragment được sử dụng gần giống một activity thông thường. <text:span text:style-name="T3">Tạo một class kế thừa Fragment (hoặc ListFragment, PreferenceFragment, DialogFragment tùy vào sử dụng), documentation khuyến cáo implement tối thiểu 3 phương thức onCreate (khai báo các thành phần muốn giữ nguyên nằm ngoài onCreateView cho đến onDestroyView), onCreateView (tạo UI, inflate, tham chiếu các element) và onPause (lưu giá trị). </text:span></text:p>
      <text:p text:style-name="P10"><text:span text:style-name="T3">Để thêm fragment vào activity, ta có 2 cách. Một là khai báo tĩnh fragment trong file XML của activity như các widget thông thường với tag &lt;fragment&gt; và thuộc tính android:name cho tên class xử lý tương ứng. H</text:span><text:bookmark-start text:name="__DdeLink__1_2083321458"/><text:span text:style-name="T3">ai là khai báo động trong code sử dụng FragmentManager và FragmentTransaction. </text:span><text:bookmark-end text:name="__DdeLink__1_2083321458"/></text:p>
      <text:p text:style-name="P33">FragmentTransaction transaction = getFragmentManager().beginTransaction();</text:p>
      <text:p text:style-name="P34"><text:span text:style-name="T4">transaction.add(R.id.</text:span><text:span text:style-name="T5">details</text:span><text:span text:style-name="T4">, detailsFragment);</text:span></text:p>
      <text:p text:style-name="P34"><text:soft-page-break/><text:span text:style-name="T4">transaction.commit();</text:span></text:p>
      <text:p text:style-name="P11">Tương tự add là thêm, ta có thể sử dụng remove (xóa) và replace (thay thế). Cuối cùng ta phải commit để tiến hành thay đổi. <text:span text:style-name="T6">Việc xóa và thay thế chỉ có thể áp dụng với những fragment thêm vào theo dạng động (tức dùng add trong transaction), những fragment khai báo tĩnh trong xml không thể bị thay đổi. </text:span></text:p>
      <text:p text:style-name="P12">Với FragmentManager, ta có thể truy cập FragmentTransaction để add, remove, replace; hay dùng findFragmentById (tương tự findElementById), findElementByTag, popStackBack (stimulate nút Back để lấy fragment trong back stack).</text:p>
      <text:p text:style-name="P30">BackStack</text:p>
      <text:p text:style-name="P13">Fragment hỗ trợ hàm addToBackStack, giúp thêm một transaction vào trong stack, để khi người dùng ấn back, họ có thể trở về fragment trước khi bị thay thế. Để <text:span text:style-name="T7">làm được điều này, ta cần gọi hàm addToBackStack sau khi gọi replace trong transmission và override onBackPressed. Trong đó gọi getBackStackEntryCount để kiểm tra số fragment trong stack và gọi popBackStack để lấy ra fragment gần đây nhất. </text:span></text:p>
      <text:p text:style-name="P29">Giao tiếp <text:span text:style-name="T8">giữa fragment và activity chứa chúng</text:span></text:p>
      <text:p text:style-name="P14">Từ activity sang fragment</text:p>
      <text:p text:style-name="P20">Ta có thể dùng Bundle để gửi dữ liệu khi tạo fragment và lấy lại gía trị này trong onCreateView.</text:p>
      <text:p text:style-name="P15">Từ fragment sang activity gốc</text:p>
      <text:p text:style-name="P21">Phương pháp được khuyến cáo thực hiện là sử dụng interface/callback. Ta tạo một interface trong fragment và để activity implement lại interface này. <text:span text:style-name="T9">Khi cần truyền dữ liệu từ fragment sang activity ta chỉ cần gọi hàm tương ứng, và activity sẽ nhận được callback với hàm override tương ứng. </text:span></text:p>
      <text:p text:style-name="P22"/>
      <text:p text:style-name="P1">Các ứng dụng điển <text:span text:style-name="T17">hình của Fragment</text:span></text:p>
      <text:p text:style-name="P16">Flexible UI</text:p>
      <text:p text:style-name="P23">Như đã nói ở trên, ứng dụng điển hình của fragment chính là dùng để xây dựng một UI linh hoạt thay đổi với màn hình khác nhau. <text:span text:style-name="T14">Với khả năng add, remove, replace khi activity đang chạy, ta có thể tạo ra thiết kế khác nhau tùy thuộc màn hình, ví dụ như dual-pane cho tablet trong landscape và single-pane cho các trường hợp còn lại.</text:span></text:p>
      <text:p text:style-name="P17">Tái sử dụng</text:p>
      <text:p text:style-name="P24">Một fragment được tạo ra có thể sử dụng trong nhiều activity khác nhau.</text:p>
      <text:p text:style-name="P18"><text:span text:style-name="T15">ViewPager</text:span></text:p>
      <text:p text:style-name="P25"><text:span text:style-name="T15">ViewPager là một dạng thiết kế cho phép người dùng kéo qua phải hay trái để đến các page khác nhau. ViewPager thường được dùng với Fragment để quản lý lifecycle của các page. Để sử dụng ViewPager, tạo một FragmentPagerAdapter, trả về các fragment tương ứng khi override getItem. SetAdapter này vào ViewPager để sử dụng.</text:span></text:p>
      <text:p text:style-name="P19">TabLayout, <text:span text:style-name="T16">PagerTabStrip</text:span></text:p>
      <text:p text:style-name="P26">TabLayout, <text:span text:style-name="T16">PagerTabStrip</text:span> là <text:span text:style-name="T16">các </text:span>dạng layout sử dụng ViewPager để hiển thị các trang dưới dạng tab. Để <text:span text:style-name="T16">sử dụng, ta chỉ cần tạo một ViewPager như cách trên rồi cung cấp </text:span><text:soft-page-break/><text:span text:style-name="T16">ViewPager này cho TabLayout / PagerTabStrip. Adapter sử dụng trong ViewPager cần phải override getPageTitle để lấy tên tab tương ứng cho từng page.</text:span></text:p>
      <text:p text:style-name="P27"/>
      <text:p text:style-name="P2">So sánh với activity và custom view</text:p>
      <text:p text:style-name="P28"><text:span text:style-name="T19">Thật ra thì em không tìm ra lợi ích thật sự của fragment so với activity và custom view. </text:span>Theo như em tìm hiểu thì các ứng dụng của fragment đều có thể làm lại với activity và custom view, <text:span text:style-name="T18">ví dụ với flexibleUI thì có thể extend lại ViewGroup, ViewPager thì sử dụng PagerAdapter. Thực tế có thể kể đến một số lợi thế hơn fragment như khả năng cho vào back stack hay headless fragment (fragment không có UI dùng để thực hiện các tác vụ không cần UI ví dụ như background task), nhưng em chưa thấy lợi ích nào quá rõ rà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09:23:07.357477136</meta:creation-date>
    <dc:date>2017-07-21T16:21:07.070202133</dc:date>
    <meta:editing-duration>PT6H47M23S</meta:editing-duration>
    <meta:editing-cycles>65</meta:editing-cycles>
    <meta:generator>LibreOffice/5.2.2.2$Linux_X86_64 LibreOffice_project/20m0$Build-2</meta:generator>
    <meta:document-statistic meta:table-count="0" meta:image-count="0" meta:object-count="0" meta:page-count="3" meta:paragraph-count="39" meta:word-count="1052" meta:character-count="5798" meta:non-whitespace-character-count="4782"/>
  </office:meta>
</office:document-meta>
</file>